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36cm"/>
    </style:style>
    <style:style style:name="Table1.B" style:family="table-column">
      <style:table-column-properties style:column-width="3.768cm"/>
    </style:style>
    <style:style style:name="Table1.C" style:family="table-column">
      <style:table-column-properties style:column-width="4.471cm"/>
    </style:style>
    <style:style style:name="Table1.D" style:family="table-column">
      <style:table-column-properties style:column-width="2.875cm"/>
    </style:style>
    <style:style style:name="Table1.E" style:family="table-column">
      <style:table-column-properties style:column-width="3.3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653cm" table:align="left"/>
    </style:style>
    <style:style style:name="Table2.A" style:family="table-column">
      <style:table-column-properties style:column-width="6.35cm"/>
    </style:style>
    <style:style style:name="Table2.B" style:family="table-column">
      <style:table-column-properties style:column-width="7.30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117297" officeooo:paragraph-rsid="0011729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1391da" officeooo:paragraph-rsid="001391d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20pt" style:text-underline-style="solid" style:text-underline-width="auto" style:text-underline-color="font-color" fo:font-weight="bold" officeooo:rsid="00117297" officeooo:paragraph-rsid="00117297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1c8b54" officeooo:paragraph-rsid="001c8b5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213be3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16pt" fo:font-weight="normal" officeooo:rsid="001391da" officeooo:paragraph-rsid="001391da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fo:font-size="16pt" fo:font-weight="normal" officeooo:rsid="00152103" officeooo:paragraph-rsid="00152103" style:font-size-asian="16pt" style:font-weight-asian="normal" style:font-size-complex="16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loext:opacity="100%" fo:font-size="16pt" fo:font-weight="normal" officeooo:rsid="001c8b54" officeooo:paragraph-rsid="001c8b54" style:font-size-asian="16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9e33d"/>
    </style:style>
    <style:style style:name="P10" style:family="paragraph" style:parent-style-name="Standard">
      <style:paragraph-properties fo:text-align="start" style:justify-single-word="false"/>
      <style:text-properties fo:font-size="16pt" officeooo:paragraph-rsid="00213be3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paragraph-rsid="00232de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32def" officeooo:paragraph-rsid="00232def" style:font-size-asian="16pt" style:font-size-complex="16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6pt" officeooo:rsid="00232def" officeooo:paragraph-rsid="00232def" style:font-size-asian="16pt" style:font-size-complex="16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6pt" officeooo:rsid="0028baf7" officeooo:paragraph-rsid="0028baf7" style:font-size-asian="16pt" style:font-size-complex="16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6pt" officeooo:rsid="002998de" officeooo:paragraph-rsid="002998d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2998de" officeooo:paragraph-rsid="002998de" style:font-size-asian="16pt" style:font-size-complex="16pt"/>
    </style:style>
    <style:style style:name="P17" style:family="paragraph" style:parent-style-name="Table_20_Contents">
      <style:text-properties officeooo:paragraph-rsid="002c311d"/>
    </style:style>
    <style:style style:name="P18" style:family="paragraph" style:parent-style-name="Text_20_body" style:list-style-name="L2">
      <style:paragraph-properties fo:text-align="start" style:justify-single-word="false"/>
      <style:text-properties fo:font-weight="normal" officeooo:rsid="00205caf" officeooo:paragraph-rsid="0016e2ac" style:font-weight-asian="normal" style:font-weight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fo:font-weight="normal" officeooo:rsid="0022c9f1" officeooo:paragraph-rsid="0016e2ac" style:font-weight-asian="normal" style:font-weight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fo:font-weight="normal" officeooo:rsid="0018504b" officeooo:paragraph-rsid="0018504b" style:font-weight-asian="normal" style:font-weight-complex="normal"/>
    </style:style>
    <style:style style:name="P21" style:family="paragraph" style:parent-style-name="Text_20_body" style:list-style-name="L2">
      <style:paragraph-properties fo:text-align="start" style:justify-single-word="false"/>
      <style:text-properties fo:font-weight="normal" officeooo:rsid="001b9cb8" officeooo:paragraph-rsid="001b9cb8" style:font-weight-asian="normal" style:font-weight-complex="normal"/>
    </style:style>
    <style:style style:name="P22" style:family="paragraph" style:parent-style-name="Text_20_body" style:list-style-name="L2">
      <style:paragraph-properties fo:text-align="start" style:justify-single-word="false"/>
      <style:text-properties fo:font-weight="bold" officeooo:rsid="0022c9f1" officeooo:paragraph-rsid="0016e2ac" style:font-weight-asian="bold" style:font-weight-complex="bold"/>
    </style:style>
    <style:style style:name="P23" style:family="paragraph" style:parent-style-name="Text_20_body" style:list-style-name="L2">
      <style:paragraph-properties fo:text-align="start" style:justify-single-word="false"/>
      <style:text-properties fo:font-weight="bold" officeooo:rsid="0023c89a" officeooo:paragraph-rsid="0016e2ac" style:font-weight-asian="bold" style:font-weight-complex="bold"/>
    </style:style>
    <style:style style:name="P24" style:family="paragraph" style:parent-style-name="Text_20_body" style:list-style-name="L4">
      <style:paragraph-properties fo:text-align="start" style:justify-single-word="false"/>
      <style:text-properties fo:font-size="16pt" officeooo:rsid="00232def" officeooo:paragraph-rsid="00232def" style:font-size-asian="16pt" style:font-size-complex="16pt"/>
    </style:style>
    <style:style style:name="P25" style:family="paragraph" style:parent-style-name="Text_20_body">
      <style:paragraph-properties fo:text-align="start" style:justify-single-word="false"/>
      <style:text-properties fo:font-size="16pt" officeooo:rsid="00272a02" officeooo:paragraph-rsid="0028baf7" style:font-size-asian="16pt" style:font-size-complex="16pt"/>
    </style:style>
    <style:style style:name="P26" style:family="paragraph" style:parent-style-name="Text_20_body" style:list-style-name="L5">
      <style:paragraph-properties fo:text-align="start" style:justify-single-word="false"/>
      <style:text-properties fo:font-size="16pt" officeooo:rsid="0028baf7" officeooo:paragraph-rsid="0028baf7" style:font-size-asian="16pt" style:font-size-complex="16pt"/>
    </style:style>
    <style:style style:name="P27" style:family="paragraph" style:parent-style-name="Text_20_body">
      <style:paragraph-properties fo:text-align="start" style:justify-single-word="false"/>
      <style:text-properties fo:font-size="16pt" officeooo:rsid="002998de" officeooo:paragraph-rsid="002b3283" style:font-size-asian="16pt" style:font-size-complex="16pt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paragraph-rsid="00232def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b3283"/>
    </style:style>
    <style:style style:name="T1" style:family="text">
      <style:text-properties officeooo:rsid="00152103"/>
    </style:style>
    <style:style style:name="T2" style:family="text">
      <style:text-properties officeooo:rsid="0016e2ac"/>
    </style:style>
    <style:style style:name="T3" style:family="text">
      <style:text-properties officeooo:rsid="0023c89a"/>
    </style:style>
    <style:style style:name="T4" style:family="text">
      <style:text-properties fo:color="#000000" loext:opacity="100%" fo:font-size="16pt" fo:font-weight="bold" officeooo:rsid="0019e33d" style:font-size-asian="16pt" style:font-weight-asian="bold" style:font-size-complex="16pt" style:font-weight-complex="bold"/>
    </style:style>
    <style:style style:name="T5" style:family="text">
      <style:text-properties fo:color="#000000" loext:opacity="100%" fo:font-weight="normal" officeooo:rsid="00213be3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9e33d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13be3"/>
    </style:style>
    <style:style style:name="T11" style:family="text">
      <style:text-properties officeooo:rsid="00232def"/>
    </style:style>
    <style:style style:name="T12" style:family="text">
      <style:text-properties fo:font-size="12pt" officeooo:rsid="00232def" style:font-size-asian="10.5pt" style:font-size-complex="12pt"/>
    </style:style>
    <style:style style:name="T13" style:family="text">
      <style:text-properties officeooo:rsid="0028baf7"/>
    </style:style>
    <style:style style:name="T14" style:family="text">
      <style:text-properties officeooo:rsid="002c311d"/>
    </style:style>
    <style:style style:name="T15" style:family="text">
      <style:text-properties officeooo:rsid="002db6f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xte</text:p>
      <text:p text:style-name="P1"/>
      <text:p text:style-name="P2">Etape de configuration</text:p>
      <text:list xml:id="list3892891487" text:style-name="L1">
        <text:list-item>
          <text:p text:style-name="P6">design du projet <text:span text:style-name="T1">(voir fichier .pkt)</text:span></text:p>
        </text:list-item>
        <text:list-item>
          <text:p text:style-name="P6">config de base pour tous les devices + ssh + Acl pour ssh</text:p>
        </text:list-item>
      </text:list>
      <text:list text:style-name="L2">
        <text:list-item>
          <text:list>
            <text:list-item>
              <text:p text:style-name="P7"><text:span text:style-name="T9">hosname</text:span> ...</text:p>
            </text:list-item>
            <text:list-item>
              <text:p text:style-name="P7"><text:span text:style-name="T9">line</text:span> <text:span text:style-name="T9">console</text:span> 0</text:p>
            </text:list-item>
            <text:list-item>
              <text:p text:style-name="P7"><text:span text:style-name="T9">password</text:span> …</text:p>
            </text:list-item>
            <text:list-item>
              <text:p text:style-name="P7"><text:span text:style-name="T9">exec-timeout</text:span> 3 0 → deconnecte apres 3mn0s d’inactivte</text:p>
            </text:list-item>
            <text:list-item>
              <text:p text:style-name="P7"><text:span text:style-name="T9">enbale</text:span> <text:span text:style-name="T9">password</text:span> …</text:p>
            </text:list-item>
            <text:list-item>
              <text:p text:style-name="P7"><text:span text:style-name="T9">banner</text:span> <text:span text:style-name="T9">motd</text:span> ‘…’</text:p>
            </text:list-item>
            <text:list-item>
              <text:p text:style-name="P7"><text:span text:style-name="T9">no</text:span> <text:span text:style-name="T9">ip</text:span> <text:span text:style-name="T9">domain-lookup</text:span> → ?</text:p>
            </text:list-item>
            <text:list-item>
              <text:p text:style-name="P9"><text:span text:style-name="T4">service </text:span><text:span text:style-name="T8">password-encryption</text:span><text:span text:style-name="T6"> → <text:s/></text:span><text:span text:style-name="T7">crypte tous les passwords</text:span></text:p>
            </text:list-item>
            <text:list-item>
              <text:p text:style-name="P7">c<text:span text:style-name="T2">onfig ssh :</text:span></text:p>
              <text:list>
                <text:list-item>
                  <text:list>
                    <text:list-item>
                      <text:list>
                        <text:list-item>
                          <text:p text:style-name="P18"><text:span text:style-name="T9">hostname</text:span> F3-router</text:p>
                        </text:list-item>
                        <text:list-item>
                          <text:p text:style-name="P18"><text:span text:style-name="T9">ip</text:span> <text:span text:style-name="T9">domain-name</text:span> gtech</text:p>
                        </text:list-item>
                        <text:list-item>
                          <text:p text:style-name="P18"><text:span text:style-name="T9">username</text:span> rodrigue1 <text:span text:style-name="T9">privilege</text:span> <text:span text:style-name="T9">15</text:span> <text:span text:style-name="T9">secret</text:span> rodrigue1@</text:p>
                        </text:list-item>
                        <text:list-item>
                          <text:p text:style-name="P18"><text:span text:style-name="T9">username</text:span> rodrigue2 <text:span text:style-name="T9">privilege</text:span> <text:span text:style-name="T9">15</text:span> <text:span text:style-name="T9">secret</text:span> rodrigue2@</text:p>
                        </text:list-item>
                        <text:list-item>
                          <text:p text:style-name="P18"><text:span text:style-name="T9">enable</text:span> <text:span text:style-name="T9">secret</text:span> admin1234</text:p>
                        </text:list-item>
                        <text:list-item>
                          <text:p text:style-name="P18"><text:span text:style-name="T9">ip ssh version 2 </text:span>→ <text:span text:style-name="T3">activer ssh version 2 plus securise</text:span></text:p>
                        </text:list-item>
                        <text:list-item>
                          <text:p text:style-name="P22">crypto key generate rsa</text:p>
                        </text:list-item>
                        <text:list-item>
                          <text:p text:style-name="P22">1024</text:p>
                        </text:list-item>
                        <text:list-item>
                          <text:p text:style-name="P22">line vty 0 1</text:p>
                        </text:list-item>
                        <text:list-item>
                          <text:p text:style-name="P19"><text:span text:style-name="T9">login local</text:span> </text:p>
                        </text:list-item>
                        <text:list-item>
                          <text:p text:style-name="P22">transport input ssh</text:p>
                        </text:list-item>
                        <text:list-item>
                          <text:p text:style-name="P23">end</text:p>
                        </text:list-item>
                        <text:list-item>
                          <text:p text:style-name="P23">write memor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Conig ACL pour SSH :</text:p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9">access-list 1 permit 192.168.10.0 0.0.0.255</text:span> → permet uniquement la connection ssh aux devices de ce reseaux </text:p>
                        </text:list-item>
                        <text:list-item>
                          <text:p text:style-name="P20"><text:span text:style-name="T9">access-list 1 deny any</text:span> → exclure tout autre device d’un autres reseau</text:p>
                        </text:list-item>
                        <text:list-item>
                          <text:p text:style-name="P21">line vty 0 3 → se connecter aux ligne de connection ssh </text:p>
                        </text:list-item>
                        <text:list-item>
                          <text:p text:style-name="P21"><text:span text:style-name="T9">access-class 1 in</text:span> → appliquer l’ACL aux lihne de connec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3892891487" text:style-name="L1">
        <text:list-item>
          <text:p text:style-name="P6">config vlans + port trunk et access sur les switchs L2 et L3</text:p>
        </text:list-item>
      </text:list>
      <text:list text:style-name="L3">
        <text:list-item>
          <text:p text:style-name="P8"><text:soft-page-break/>switchport voice vlan 70 → pour les port<text:span text:style-name="T10">s</text:span> voip</text:p>
        </text:list-item>
      </text:list>
      <text:p text:style-name="P4"/>
      <text:p text:style-name="P5"><text:span text:style-name="T5">4. </text:span>Configurations Portfast et BPDUguard STP sur tous les ports d’accès.</text:p>
      <text:p text:style-name="P5"><text:tab/><text:span text:style-name="T11">NB : </text:span><text:span text:style-name="T12">ces configs se fond sur les ports qui connecte les end devices.</text:span></text:p>
      <text:p text:style-name="P12">Portfast → </text:p>
      <text:list text:style-name="L4">
        <text:list-item>
          <text:p text:style-name="P13">int fa…</text:p>
        </text:list-item>
        <text:list-item>
          <text:p text:style-name="P24">spanning-tree portfast</text:p>
        </text:list-item>
      </text:list>
      <text:p text:style-name="P11">BPDUguard STP → </text:p>
      <text:p text:style-name="P11"/>
      <text:list text:continue-numbering="true" text:style-name="L4">
        <text:list-item>
          <text:p text:style-name="P13">int fa…</text:p>
        </text:list-item>
        <text:list-item>
          <text:p text:style-name="P28"><text:span text:style-name="T6">spanning-tree bpduguard enable</text:span></text:p>
        </text:list-item>
      </text:list>
      <text:p text:style-name="P25">5. Configurations <text:span text:style-name="T13">Etherchannel</text:span></text:p>
      <text:list text:style-name="L5">
        <text:list-item>
          <text:p text:style-name="P14">int range ...</text:p>
        </text:list-item>
        <text:list-item>
          <text:p text:style-name="P14">shutdown</text:p>
        </text:list-item>
        <text:list-item>
          <text:p text:style-name="P14">channel-group 1 mode active</text:p>
        </text:list-item>
        <text:list-item>
          <text:p text:style-name="P14">no shutdown</text:p>
        </text:list-item>
        <text:list-item>
          <text:p text:style-name="P26">interface Port-channel 1</text:p>
        </text:list-item>
        <text:list-item>
          <text:p text:style-name="P15">switchport mode trunk</text:p>
        </text:list-item>
      </text:list>
      <text:p text:style-name="P16">6. Subnetting et adressage ip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Network &amp; Subnet Mask</text:p>
            </table:table-cell>
            <table:table-cell table:style-name="Table1.A1" office:value-type="string">
              <text:p text:style-name="Table_20_Heading">Valid Host Addresses</text:p>
            </table:table-cell>
            <table:table-cell table:style-name="Table1.A1" office:value-type="string">
              <text:p text:style-name="Table_20_Heading">Default Gateway</text:p>
            </table:table-cell>
            <table:table-cell table:style-name="Table1.A1" office:value-type="string">
              <text:p text:style-name="Table_20_Heading">Broadcast Address</text:p>
            </table:table-cell>
          </table:table-row>
        </table:table-header-rows>
        <table:table-row>
          <table:table-cell table:style-name="Table1.A1" office:value-type="string">
            <text:p text:style-name="Table_20_Contents">Management</text:p>
          </table:table-cell>
          <table:table-cell table:style-name="Table1.A1" office:value-type="string">
            <text:p text:style-name="Table_20_Contents">192.168.10.0/24</text:p>
          </table:table-cell>
          <table:table-cell table:style-name="Table1.A1" office:value-type="string">
            <text:p text:style-name="Table_20_Contents">192.168.10.1 – 192.168.10.254</text:p>
          </table:table-cell>
          <table:table-cell table:style-name="Table1.A1" office:value-type="string">
            <text:p text:style-name="Table_20_Contents">192.168.10.1</text:p>
          </table:table-cell>
          <table:table-cell table:style-name="Table1.A1" office:value-type="string">
            <text:p text:style-name="Table_20_Contents">192.168.10.255</text:p>
          </table:table-cell>
        </table:table-row>
        <table:table-row>
          <table:table-cell table:style-name="Table1.A1" office:value-type="string">
            <text:p text:style-name="Table_20_Contents">WLAN</text:p>
          </table:table-cell>
          <table:table-cell table:style-name="Table1.A1" office:value-type="string">
            <text:p text:style-name="Table_20_Contents">10.20.0.0/16</text:p>
          </table:table-cell>
          <table:table-cell table:style-name="Table1.A1" office:value-type="string">
            <text:p text:style-name="Table_20_Contents">10.20.0.1 – 10.20.255.254</text:p>
          </table:table-cell>
          <table:table-cell table:style-name="Table1.A1" office:value-type="string">
            <text:p text:style-name="Table_20_Contents">10.20.0.1</text:p>
          </table:table-cell>
          <table:table-cell table:style-name="Table1.A1" office:value-type="string">
            <text:p text:style-name="Table_20_Contents">10.20.255.254</text:p>
          </table:table-cell>
        </table:table-row>
        <table:table-row>
          <table:table-cell table:style-name="Table1.A1" office:value-type="string">
            <text:p text:style-name="Table_20_Contents">LAN</text:p>
          </table:table-cell>
          <table:table-cell table:style-name="Table1.A1" office:value-type="string">
            <text:p text:style-name="Table_20_Contents">172.16.0.0/16</text:p>
          </table:table-cell>
          <table:table-cell table:style-name="Table1.A1" office:value-type="string">
            <text:p text:style-name="Table_20_Contents">172.16.0.1 – 172.16.255.254</text:p>
          </table:table-cell>
          <table:table-cell table:style-name="Table1.A1" office:value-type="string">
            <text:p text:style-name="Table_20_Contents">172.16.0.1</text:p>
          </table:table-cell>
          <table:table-cell table:style-name="Table1.A1" office:value-type="string">
            <text:p text:style-name="Table_20_Contents">172.16.255.255</text:p>
          </table:table-cell>
        </table:table-row>
        <table:table-row>
          <table:table-cell table:style-name="Table1.A1" office:value-type="string">
            <text:p text:style-name="Table_20_Contents">VOIP</text:p>
          </table:table-cell>
          <table:table-cell table:style-name="Table1.A1" office:value-type="string">
            <text:p text:style-name="Table_20_Contents">172.30.0.0/16</text:p>
          </table:table-cell>
          <table:table-cell table:style-name="Table1.A1" office:value-type="string">
            <text:p text:style-name="Table_20_Contents">172.30.0.1 – 172.30.255.254</text:p>
          </table:table-cell>
          <table:table-cell table:style-name="Table1.A1" office:value-type="string">
            <text:p text:style-name="Table_20_Contents">172.30.0.1</text:p>
          </table:table-cell>
          <table:table-cell table:style-name="Table1.A1" office:value-type="string">
            <text:p text:style-name="Table_20_Contents">172.30.255.255</text:p>
          </table:table-cell>
        </table:table-row>
        <table:table-row>
          <table:table-cell table:style-name="Table1.A1" office:value-type="string">
            <text:p text:style-name="Table_20_Contents">DMZ</text:p>
          </table:table-cell>
          <table:table-cell table:style-name="Table1.A1" office:value-type="string">
            <text:p text:style-name="Table_20_Contents">10.11.11.0/27</text:p>
          </table:table-cell>
          <table:table-cell table:style-name="Table1.A1" office:value-type="string">
            <text:p text:style-name="Table_20_Contents">10.11.11.1 – 10.11.11.30</text:p>
          </table:table-cell>
          <table:table-cell table:style-name="Table1.A1" office:value-type="string">
            <text:p text:style-name="Table_20_Contents">10.11.11.1</text:p>
          </table:table-cell>
          <table:table-cell table:style-name="Table1.A1" office:value-type="string">
            <text:p text:style-name="Table_20_Contents">10.11.11.31</text:p>
          </table:table-cell>
        </table:table-row>
        <table:table-row>
          <table:table-cell table:style-name="Table1.A1" office:value-type="string">
            <text:p text:style-name="Table_20_Contents">Inside Servers</text:p>
          </table:table-cell>
          <table:table-cell table:style-name="Table1.A1" office:value-type="string">
            <text:p text:style-name="Table_20_Contents">10.11.11.32/27</text:p>
          </table:table-cell>
          <table:table-cell table:style-name="Table1.A1" office:value-type="string">
            <text:p text:style-name="Table_20_Contents">10.11.11.33 – 10.11.11.62</text:p>
          </table:table-cell>
          <table:table-cell table:style-name="Table1.A1" office:value-type="string">
            <text:p text:style-name="Table_20_Contents">10.11.11.33</text:p>
          </table:table-cell>
          <table:table-cell table:style-name="Table1.A1" office:value-type="string">
            <text:p text:style-name="Table_20_Contents">10.11.11.63</text:p>
          </table:table-cell>
        </table:table-row>
      </table:table>
      <text:p text:style-name="P27"/>
      <text:p text:style-name="P16"/>
      <text:p text:style-name="P16"/>
      <text:p text:style-name="P16"><text:span text:style-name="T14">Entre le</text:span> Cloud, ISP, Firewall, Routers and Layer-3 Switch</text:p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Heading">No.</text:p>
            </table:table-cell>
            <table:table-cell table:style-name="Table2.A1" office:value-type="string">
              <text:p text:style-name="Table_20_Heading">Network Address</text:p>
            </table:table-cell>
          </table:table-row>
        </table:table-header-rows>
        <table:table-row>
          <table:table-cell table:style-name="Table2.A1" office:value-type="string">
            <text:p text:style-name="Table_20_Contents">CLOUD Area</text:p>
          </table:table-cell>
          <table:table-cell table:style-name="Table2.A1" office:value-type="string">
            <text:p text:style-name="Table_20_Contents">8.0.0.0/8</text:p>
          </table:table-cell>
        </table:table-row>
        <table:table-row>
          <table:table-cell table:style-name="Table2.A1" office:value-type="string">
            <text:p text:style-name="Table_20_Contents">ISP1 - Internet</text:p>
          </table:table-cell>
          <table:table-cell table:style-name="Table2.A1" office:value-type="string">
            <text:p text:style-name="Table_20_Contents">20.20.20.0/30</text:p>
          </table:table-cell>
        </table:table-row>
        <table:table-row>
          <table:table-cell table:style-name="Table2.A1" office:value-type="string">
            <text:p text:style-name="Table_20_Contents">ISP2 - Internet</text:p>
          </table:table-cell>
          <table:table-cell table:style-name="Table2.A1" office:value-type="string">
            <text:p text:style-name="Table_20_Contents">30.30.30.0/30</text:p>
          </table:table-cell>
        </table:table-row>
        <table:table-row>
          <table:table-cell table:style-name="Table2.A1" office:value-type="string">
            <text:p text:style-name="P29">Router0-FWL<text:span text:style-name="T14">0</text:span></text:p>
          </table:table-cell>
          <table:table-cell table:style-name="Table2.A1" office:value-type="string">
            <text:p text:style-name="Table_20_Contents">105.100.50.0/30</text:p>
          </table:table-cell>
        </table:table-row>
        <table:table-row>
          <table:table-cell table:style-name="Table2.A1" office:value-type="string">
            <text:p text:style-name="P29">Router1-FWL<text:span text:style-name="T14">1</text:span></text:p>
          </table:table-cell>
          <table:table-cell table:style-name="Table2.A1" office:value-type="string">
            <text:p text:style-name="Table_20_Contents">105.100.50.4/30</text:p>
          </table:table-cell>
        </table:table-row>
        <table:table-row>
          <table:table-cell table:style-name="Table2.A1" office:value-type="string">
            <text:p text:style-name="P17">Router0-FWL<text:span text:style-name="T15">1</text:span></text:p>
          </table:table-cell>
          <table:table-cell table:style-name="Table2.A1" office:value-type="string">
            <text:p text:style-name="Table_20_Contents">205.200.100.0/30</text:p>
          </table:table-cell>
        </table:table-row>
        <table:table-row>
          <table:table-cell table:style-name="Table2.A1" office:value-type="string">
            <text:p text:style-name="P17">Router1-FWL<text:span text:style-name="T15">0</text:span></text:p>
          </table:table-cell>
          <table:table-cell table:style-name="Table2.A1" office:value-type="string">
            <text:p text:style-name="Table_20_Contents">205.200.100.4/30</text:p>
          </table:table-cell>
        </table:table-row>
        <table:table-row>
          <table:table-cell table:style-name="Table2.A1" office:value-type="string">
            <text:p text:style-name="Table_20_Contents">FWL<text:span text:style-name="T15">0</text:span> to -MLSW1</text:p>
          </table:table-cell>
          <table:table-cell table:style-name="Table2.A1" office:value-type="string">
            <text:p text:style-name="Table_20_Contents">10.2.2.0/30</text:p>
          </table:table-cell>
        </table:table-row>
        <table:table-row>
          <table:table-cell table:style-name="Table2.A1" office:value-type="string">
            <text:p text:style-name="Table_20_Contents">FWL<text:span text:style-name="T15">0</text:span> to -MLSW<text:span text:style-name="T15">0</text:span></text:p>
          </table:table-cell>
          <table:table-cell table:style-name="Table2.A1" office:value-type="string">
            <text:p text:style-name="Table_20_Contents">10.2.2.4/30</text:p>
          </table:table-cell>
        </table:table-row>
        <table:table-row>
          <table:table-cell table:style-name="Table2.A1" office:value-type="string">
            <text:p text:style-name="Table_20_Contents">FWL<text:span text:style-name="T15">1</text:span> to -MLSW1</text:p>
          </table:table-cell>
          <table:table-cell table:style-name="Table2.A1" office:value-type="string">
            <text:p text:style-name="Table_20_Contents">10.2.2.8/30</text:p>
          </table:table-cell>
        </table:table-row>
        <table:table-row>
          <table:table-cell table:style-name="Table2.A1" office:value-type="string">
            <text:p text:style-name="Table_20_Contents">FWL<text:span text:style-name="T15">1</text:span> to -MLSW<text:span text:style-name="T15">0</text:span></text:p>
          </table:table-cell>
          <table:table-cell table:style-name="Table2.A1" office:value-type="string">
            <text:p text:style-name="Table_20_Contents">10.2.2.12/30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0:14:57.980393408</meta:creation-date>
    <dc:date>2026-04-16T11:23:58.525178394</dc:date>
    <meta:editing-duration>PT56M24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3" meta:paragraph-count="109" meta:word-count="384" meta:character-count="2343" meta:non-whitespace-character-count="2096"/>
  </office:meta>
</office:document-meta>
</file>